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7.1799in" fo:margin-left="0.5181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444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4819in"/>
    </style:style>
    <style:style style:name="Table1.F" style:family="table-column">
      <style:table-column-properties style:column-width="1.525in"/>
    </style:style>
    <style:style style:name="Table1.G" style:family="table-column">
      <style:table-column-properties style:column-width="1.3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bd60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bd6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bd60d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/>
    </style:style>
    <style:style style:name="P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a2269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cf663" officeooo:paragraph-rsid="003d4f0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72684" officeooo:paragraph-rsid="0037268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72684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3d4f06" officeooo:paragraph-rsid="003d4f06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paragraph-rsid="0050fbaa"/>
    </style:style>
    <style:style style:name="P2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7461e" officeooo:paragraph-rsid="0057461e"/>
    </style:style>
    <style:style style:name="P28" style:family="paragraph" style:parent-style-name="Standard">
      <style:text-properties style:text-line-through-style="solid" style:text-line-through-type="single" style:font-name="DejaVu Sans Condensed1" officeooo:rsid="0057461e" officeooo:paragraph-rsid="0057461e"/>
    </style:style>
    <style:style style:name="P29" style:family="paragraph" style:parent-style-name="Standard">
      <style:text-properties style:text-line-through-style="solid" style:text-line-through-type="single" style:font-name="DejaVu Sans Condensed1" officeooo:rsid="00680088" officeooo:paragraph-rsid="0050fbaa"/>
    </style:style>
    <style:style style:name="P30" style:family="paragraph" style:parent-style-name="Standard">
      <style:text-properties style:text-line-through-style="solid" style:text-line-through-type="single" style:font-name="DejaVu Sans Condensed1" officeooo:paragraph-rsid="0057461e"/>
    </style:style>
    <style:style style:name="P31" style:family="paragraph" style:parent-style-name="Standard">
      <style:text-properties style:text-line-through-style="solid" style:text-line-through-type="single" style:font-name="DejaVu Sans Condensed1" officeooo:rsid="00520e2d" officeooo:paragraph-rsid="0057461e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20e2d" officeooo:paragraph-rsid="00520e2d"/>
    </style:style>
    <style:style style:name="P33" style:family="paragraph" style:parent-style-name="Standard">
      <style:text-properties style:text-line-through-style="solid" style:text-line-through-type="single" style:font-name="DejaVu Sans Condensed1" officeooo:rsid="00538280" officeooo:paragraph-rsid="0057461e"/>
    </style:style>
    <style:style style:name="P3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50fbaa"/>
    </style:style>
    <style:style style:name="T11" style:family="text">
      <style:text-properties officeooo:rsid="00520e2d"/>
    </style:style>
    <style:style style:name="T12" style:family="text">
      <style:text-properties officeooo:rsid="00538280"/>
    </style:style>
    <style:style style:name="T13" style:family="text">
      <style:text-properties officeooo:rsid="0057461e"/>
    </style:style>
    <style:style style:name="T14" style:family="text">
      <style:text-properties style:font-name="DejaVu Sans Condensed" fo:font-weight="bold" style:font-weight-asian="bold" style:font-name-complex="DejaVu Sans Condensed2" style:font-weight-complex="bold"/>
    </style:style>
    <style:style style:name="T15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6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17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8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9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26" style:family="text">
      <style:text-properties officeooo:rsid="005b3564"/>
    </style:style>
    <style:style style:name="T27" style:family="text">
      <style:text-properties officeooo:rsid="0035db3e"/>
    </style:style>
    <style:style style:name="T28" style:family="text">
      <style:text-properties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27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3"><text:span text:style-name="T19">3</text:span><text:span text:style-name="T20">0</text:span><text:span text:style-name="T21">1</text:span><text:span text:style-name="T22"> - </text:span><text:span text:style-name="T19">Flight - </text:span><text:span text:style-name="T23">Radios</text:span><text:span text:style-name="T24">, </text:span><text:span text:style-name="T25">VRS Recovery</text:span></text:p>
      <text:p text:style-name="P6"/>
      <text:p text:style-name="P11">Radio <text:span text:style-name="T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OM1</text:p>
          </table:table-cell>
          <table:table-cell table:style-name="Table1.A1" office:value-type="string">
            <text:p text:style-name="P13">ARC-51BX</text:p>
          </table:table-cell>
          <table:table-cell table:style-name="Table1.A1" office:value-type="string">
            <text:p text:style-name="P14">UHF</text:p>
          </table:table-cell>
          <table:table-cell table:style-name="Table1.A1" office:value-type="string">
            <text:p text:style-name="P26"><text:span text:style-name="T28">22</text:span><text:span text:style-name="T29">5</text:span><text:span text:style-name="T28">.000 to </text:span><text:span text:style-name="T30">399.9</text:span><text:span text:style-name="T29">5</text:span><text:span text:style-name="T30"> MHz</text:span></text:p>
          </table:table-cell>
          <table:table-cell table:style-name="Table1.A1" office:value-type="string">
            <text:p text:style-name="P15"><text:span text:style-name="T10">A</text:span>M</text:p>
          </table:table-cell>
          <table:table-cell table:style-name="Table1.A1" office:value-type="string">
            <text:p text:style-name="P16">"UHF" panel</text:p>
            <text:p text:style-name="P18">left stack</text:p>
          </table:table-cell>
          <table:table-cell table:style-name="Table1.G1" office:value-type="string">
            <text:p text:style-name="P27">Radio Selector 2</text:p>
          </table:table-cell>
        </table:table-row>
        <table:table-row>
          <table:table-cell table:style-name="Table1.A2" office:value-type="string">
            <text:p text:style-name="P12">COM2</text:p>
          </table:table-cell>
          <table:table-cell table:style-name="Table1.A2" office:value-type="string">
            <text:p text:style-name="P19">ARC-134</text:p>
          </table:table-cell>
          <table:table-cell table:style-name="Table1.A2" office:value-type="string">
            <text:p text:style-name="P20">VHF</text:p>
          </table:table-cell>
          <table:table-cell table:style-name="Table1.A2" office:value-type="string">
            <text:p text:style-name="P14"><text:span text:style-name="T10">116.000 to 149.975</text:span> MHz</text:p>
          </table:table-cell>
          <table:table-cell table:style-name="Table1.A2" office:value-type="string">
            <text:p text:style-name="P29">AM</text:p>
          </table:table-cell>
          <table:table-cell table:style-name="Table1.A2" office:value-type="string">
            <text:p text:style-name="P30"><text:span text:style-name="T11">"VHF COMM"</text:span><text:span text:style-name="T13"> panel</text:span></text:p>
            <text:p text:style-name="P28">left stack</text:p>
          </table:table-cell>
          <table:table-cell table:style-name="Table1.G2" office:value-type="string">
            <text:p text:style-name="P28">Radio Selector 3</text:p>
          </table:table-cell>
        </table:table-row>
        <table:table-row>
          <table:table-cell table:style-name="Table1.A2" office:value-type="string">
            <text:p text:style-name="P12">COM3</text:p>
          </table:table-cell>
          <table:table-cell table:style-name="Table1.A2" office:value-type="string">
            <text:p text:style-name="P13">ARC-131</text:p>
          </table:table-cell>
          <table:table-cell table:style-name="Table1.A2" office:value-type="string">
            <text:p text:style-name="P14">LVHF</text:p>
          </table:table-cell>
          <table:table-cell table:style-name="Table1.A2" office:value-type="string">
            <text:p text:style-name="P26"><text:bookmark text:name="page387R_mcid931"/><text:span text:style-name="T31">3</text:span><text:span text:style-name="T30">0</text:span><text:bookmark text:name="page387R_mcid941"/><text:span text:style-name="T30">.</text:span><text:span text:style-name="T32">000</text:span><text:span text:style-name="T30"> to</text:span><text:bookmark text:name="page387R_mcid951"/><text:span text:style-name="T30"> </text:span><text:span text:style-name="T31">75</text:span><text:span text:style-name="T30">.9</text:span><text:bookmark text:name="page387R_mcid921"/><text:span text:style-name="T30">5 MHz</text:span></text:p>
          </table:table-cell>
          <table:table-cell table:style-name="Table1.A2" office:value-type="string">
            <text:p text:style-name="P21">FM</text:p>
          </table:table-cell>
          <table:table-cell table:style-name="Table1.A2" office:value-type="string">
            <text:p text:style-name="P31">"FM COMM"<text:span text:style-name="T13"> panel</text:span></text:p>
            <text:p text:style-name="P28">right stack</text:p>
          </table:table-cell>
          <table:table-cell table:style-name="Table1.G2" office:value-type="string">
            <text:p text:style-name="P28">Radio Selector 1</text:p>
          </table:table-cell>
        </table:table-row>
        <table:table-row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17">ARN-82</text:p>
          </table:table-cell>
          <table:table-cell table:style-name="Table1.A2" office:value-type="string">
            <text:p text:style-name="P17">VHF</text:p>
          </table:table-cell>
          <table:table-cell table:style-name="Table1.A2" office:value-type="string">
            <text:p text:style-name="P32">108.00 to 126.95 MHz</text:p>
          </table:table-cell>
          <table:table-cell table:style-name="Table1.A2" office:value-type="string">
            <text:p text:style-name="P17">VOR</text:p>
          </table:table-cell>
          <table:table-cell table:style-name="Table1.A2" office:value-type="string">
            <text:p text:style-name="P31">"NAV-COMM" panel</text:p>
            <text:p text:style-name="P28">left stack</text:p>
          </table:table-cell>
          <table:table-cell table:style-name="Table1.G2" office:value-type="string">
            <text:p text:style-name="P31">VOR receiver</text:p>
          </table:table-cell>
        </table:table-row>
        <table:table-row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17">ARN-83</text:p>
          </table:table-cell>
          <table:table-cell table:style-name="Table1.A2" office:value-type="string">
            <text:p text:style-name="P22">LF/MF</text:p>
          </table:table-cell>
          <table:table-cell table:style-name="Table1.A2" office:value-type="string">
            <text:p text:style-name="P32">190 to 1750 kHz</text:p>
          </table:table-cell>
          <table:table-cell table:style-name="Table1.A2" office:value-type="string">
            <text:p text:style-name="P22">AM??</text:p>
          </table:table-cell>
          <table:table-cell table:style-name="Table1.A2" office:value-type="string">
            <text:p text:style-name="P33">"ADF" panel</text:p>
            <text:p text:style-name="P28">right stack</text:p>
          </table:table-cell>
          <table:table-cell table:style-name="Table1.G2" office:value-type="string">
            <text:p text:style-name="P33">ADF receiver</text:p>
          </table:table-cell>
        </table:table-row>
      </table:table>
      <text:p text:style-name="P23">All</text:p>
      <text:list xml:id="list3332828166" text:style-name="L1">
        <text:list-item>
          <text:p text:style-name="P24"><text:span text:style-name="T3">On </text:span><text:span text:style-name="T4">Signal Distribution Panel (center console), set Transmit/Interphone Selector knob </text:span><text:span text:style-name="T3">to desired radio:</text:span></text:p>
        </text:list-item>
      </text:list>
      <text:list text:style-name="L2">
        <text:list-item>
          <text:list>
            <text:list-item>
              <text:p text:style-name="P25"><text:span text:style-name="T3">P</text:span><text:span text:style-name="T2">VT: hotline</text:span></text:p>
            </text:list-item>
            <text:list-item>
              <text:p text:style-name="P7">INT: Interphone (also communicates with ground crew)</text:p>
            </text:list-item>
            <text:list-item>
              <text:p text:style-name="P7">1: ARC-131 VHF FM<text:span text:style-name="T26"> (COM3)</text:span></text:p>
            </text:list-item>
            <text:list-item>
              <text:p text:style-name="P7">2: ARC-51BX UHF<text:span text:style-name="T12"> AM</text:span><text:span text:style-name="T26"> (COM1)</text:span></text:p>
            </text:list-item>
            <text:list-item>
              <text:p text:style-name="P7">3: ARC-134 VHF AM<text:span text:style-name="T26"> (COM2)</text:span></text:p>
            </text:list-item>
            <text:list-item>
              <text:p text:style-name="P7">4: not used</text:p>
            </text:list-item>
          </text:list>
        </text:list-item>
      </text:list>
      <text:list xml:id="list133416459943161" text:continue-list="list3332828166" text:style-name="L1">
        <text:list-item>
          <text:p text:style-name="P8">Set all radio knobs to T/R<text:span text:style-name="T12"> or T/R+G.</text:span></text:p>
        </text:list-item>
      </text:list>
      <text:p text:style-name="P9"/>
      <text:p text:style-name="P9"><text:span text:style-name="T16">VRS </text:span><text:span text:style-name="T14">Vuichard Recovery Technique for </text:span><text:span text:style-name="T15">counter-</text:span><text:span text:style-name="T14">clockwise rotor</text:span></text:p>
      <text:list text:style-name="L3">
        <text:list-item>
          <text:p text:style-name="P4"><text:span text:style-name="T17">Full </text:span><text:span text:style-name="T18">left</text:span><text:span text:style-name="T17"> pedal (power pedal).</text:span></text:p>
        </text:list-item>
        <text:list-item>
          <text:p text:style-name="P5"><text:span text:style-name="T18">Right</text:span><text:span text:style-name="T17"> cyclic for 15-20 deg bank.</text:span></text:p>
        </text:list-item>
        <text:list-item>
          <text:p text:style-name="P34">Raise collective slowly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5M40S</meta:editing-duration>
    <meta:editing-cycles>66</meta:editing-cycles>
    <meta:generator>LibreOffice/7.4.5.1$Windows_X86_64 LibreOffice_project/9c0871452b3918c1019dde9bfac75448afc4b57f</meta:generator>
    <dc:date>2024-07-13T13:34:15.282000000</dc:date>
    <meta:document-statistic meta:table-count="2" meta:image-count="0" meta:object-count="0" meta:page-count="1" meta:paragraph-count="61" meta:word-count="185" meta:character-count="944" meta:non-whitespace-character-count="831"/>
  </office:meta>
</office:document-meta>
</file>